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c8f5" officeooo:paragraph-rsid="0001c8f5"/>
    </style:style>
    <style:style style:name="P2" style:family="paragraph" style:parent-style-name="Standard" style:list-style-name="L1">
      <style:text-properties officeooo:rsid="0001c8f5" officeooo:paragraph-rsid="0001c8f5"/>
    </style:style>
    <style:style style:name="P3" style:family="paragraph" style:parent-style-name="Standard" style:list-style-name="L1">
      <style:text-properties officeooo:rsid="00041c82" officeooo:paragraph-rsid="00041c82"/>
    </style:style>
    <style:style style:name="P4" style:family="paragraph" style:parent-style-name="Standard" style:list-style-name="L1">
      <style:text-properties officeooo:rsid="00044a63" officeooo:paragraph-rsid="00044a63"/>
    </style:style>
    <style:style style:name="P5" style:family="paragraph" style:parent-style-name="Standard" style:list-style-name="L1">
      <style:text-properties officeooo:rsid="0005ffab" officeooo:paragraph-rsid="0005ffab"/>
    </style:style>
    <style:style style:name="P6" style:family="paragraph" style:parent-style-name="Standard" style:list-style-name="L1">
      <style:text-properties officeooo:rsid="0006e604" officeooo:paragraph-rsid="0006e6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edback:</text:p>
      <text:list xml:id="list2474000888" text:style-name="L1">
        <text:list-item>
          <text:p text:style-name="P2">gut, aber langweilig, weil man nichts findet, gute Sachen häufiger</text:p>
        </text:list-item>
        <text:list-item>
          <text:p text:style-name="P2">gut, dass die Leute bei vielen Spielern Teams</text:p>
        </text:list-item>
        <text:list-item>
          <text:p text:style-name="P2">Anfangsraum, mit z.B. Säulen, als Orientierung → Podium als Spawn</text:p>
        </text:list-item>
        <text:list-item>
          <text:p text:style-name="P2">schwer, die Wälder zu finden, im Wald etwas seltener → kleinere Wälder, zu viele Monster</text:p>
        </text:list-item>
        <text:list-item>
          <text:p text:style-name="P2">Sackgassen mit besonderer Belohnung →Kiste mit Essen/Waffen</text:p>
        </text:list-item>
        <text:list-item>
          <text:p text:style-name="P2">Loot schwer zu kriegen, aber wenn man ihn hat, ist es eher einfach, z.B. durch Steine/Holz im Wald</text:p>
        </text:list-item>
        <text:list-item>
          <text:p text:style-name="P2">am Anfang eher orientierungsloses, sinnloses herumgerenne</text:p>
          <text:list>
            <text:list-item>
              <text:p text:style-name="P2">mehr Orientierung bieten durch Aussehen/Dekoration</text:p>
            </text:list-item>
          </text:list>
        </text:list-item>
        <text:list-item>
          <text:p text:style-name="P2">Anreiz geben, nicht im Wald zu bleiben</text:p>
        </text:list-item>
        <text:list-item>
          <text:p text:style-name="P2">zu viele Slimes im Wald, Slimes entfernen</text:p>
        </text:list-item>
        <text:list-item>
          <text:p text:style-name="P2">mehr Räume, weniger Labyrinth</text:p>
        </text:list-item>
        <text:list-item>
          <text:p text:style-name="P2">mehr verschiedene und interessante Räume, z.B. mit Jump’n’Run</text:p>
        </text:list-item>
        <text:list-item>
          <text:p text:style-name="P2">Möglichkeit schaffen, sich einen Überblick zu verschaffen</text:p>
        </text:list-item>
        <text:list-item>
          <text:p text:style-name="P3">Melonen</text:p>
        </text:list-item>
        <text:list-item>
          <text:p text:style-name="P4">kleine Grünflächen/Wiesen</text:p>
        </text:list-item>
        <text:list-item>
          <text:p text:style-name="P5">Mauern manchmal zufällig auslassen</text:p>
        </text:list-item>
        <text:list-item>
          <text:p text:style-name="P6">Baumhaus?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6T18:00:53.052995372</meta:creation-date>
    <dc:date>2020-03-06T19:11:28.434787803</dc:date>
    <meta:editing-duration>PT1H24S</meta:editing-duration>
    <meta:editing-cycles>5</meta:editing-cycles>
    <meta:generator>LibreOffice/6.4.1.2$Linux_X86_64 LibreOffice_project/40$Build-2</meta:generator>
    <meta:document-statistic meta:table-count="0" meta:image-count="0" meta:object-count="0" meta:page-count="1" meta:paragraph-count="18" meta:word-count="138" meta:character-count="855" meta:non-whitespace-character-count="752"/>
  </office:meta>
</office:document-meta>
</file>